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Open Sans" svg:font-family="'Open Sans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3604in"/>
    </style:style>
    <style:style style:name="Table1.B" style:family="table-column">
      <style:table-column-properties style:column-width="2.1833in"/>
    </style:style>
    <style:style style:name="Table1.C" style:family="table-column">
      <style:table-column-properties style:column-width="3.149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loext:graphic-properties draw:fill="solid" draw:fill-color="#ffffff" draw:fill-gradient-name="Gradient_20_16" draw:fill-hatch-name="hatch"/>
      <style:paragraph-properties fo:margin-right="0.0799in" fo:margin-top="0.1201in" fo:margin-bottom="0in" style:contextual-spacing="false" fo:text-align="justify" style:justify-single-word="false" fo:background-color="#ffffff"/>
      <style:text-properties fo:color="#000000" loext:opacity="100%" officeooo:rsid="0031f9e2" officeooo:paragraph-rsid="000ed14e" style:font-name-asian="Open Sans" style:font-size-asian="12pt" style:font-name-complex="Open Sans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6.102in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4">
      <loext:graphic-properties draw:fill="solid" draw:fill-color="#ffffff" draw:fill-gradient-name="Gradient_20_16" draw:fill-hatch-name="hatch"/>
      <style:paragraph-properties fo:margin-right="0.0799in" fo:margin-top="0.1201in" fo:margin-bottom="0in" style:contextual-spacing="false" fo:text-align="justify" style:justify-single-word="false" fo:background-color="#ffffff"/>
      <style:text-properties fo:color="#000000" loext:opacity="100%" officeooo:rsid="0031f9e2" officeooo:paragraph-rsid="000ed14e" style:font-name-asian="Open Sans" style:font-size-asian="12pt" style:font-name-complex="Open Sans"/>
    </style:style>
    <style:style style:name="P7" style:family="paragraph" style:parent-style-name="Text_20_body">
      <loext:graphic-properties draw:fill="solid" draw:fill-color="#ffffff" draw:fill-gradient-name="Gradient_20_16" draw:fill-hatch-name="hatch"/>
      <style:paragraph-properties fo:margin-left="0in" fo:margin-right="0in" fo:margin-top="0.1201in" fo:margin-bottom="0.1965in" style:contextual-spacing="false" fo:text-align="justify" style:justify-single-word="false" fo:text-indent="0in" style:auto-text-indent="false" fo:background-color="#ffffff"/>
      <style:text-properties fo:color="#000000" loext:opacity="100%" officeooo:rsid="0031f9e2" style:font-name-asian="Open Sans" style:font-size-asian="12pt" style:font-name-complex="Open Sans"/>
    </style:style>
    <style:style style:name="P8" style:family="paragraph" style:parent-style-name="Text_20_body">
      <loext:graphic-properties draw:fill="solid" draw:fill-color="#ffffff" draw:fill-gradient-name="Gradient_20_16" draw:fill-hatch-name="hatch"/>
      <style:paragraph-properties fo:margin-right="0.0799in" fo:margin-top="0.1201in" fo:margin-bottom="0in" style:contextual-spacing="false" fo:line-height="100%" fo:text-align="justify" style:justify-single-word="false" fo:background-color="#ffffff"/>
      <style:text-properties fo:color="#000000" loext:opacity="100%" officeooo:rsid="0031f9e2" officeooo:paragraph-rsid="000ed14e" style:font-name-asian="Open Sans" style:font-size-asian="12pt" style:font-name-complex="Open Sans"/>
    </style:style>
    <style:style style:name="P9" style:family="paragraph" style:parent-style-name="Text_20_body">
      <loext:graphic-properties draw:fill="solid" draw:fill-color="#ffffff" draw:fill-gradient-name="Gradient_20_16" draw:fill-hatch-name="hatch"/>
      <style:paragraph-properties fo:margin-right="0.0799in" fo:margin-top="0.1201in" fo:margin-bottom="0in" style:contextual-spacing="false" fo:line-height="100%" fo:text-align="justify" style:justify-single-word="false" fo:background-color="#ffffff"/>
      <style:text-properties fo:color="#000000" loext:opacity="100%" style:font-name="Linux Biolinum G" fo:font-style="italic" fo:font-weight="normal" officeooo:rsid="0031f9e2" officeooo:paragraph-rsid="000ed14e" style:font-name-asian="Open Sans" style:font-size-asian="12pt" style:font-style-asian="italic" style:font-weight-asian="normal" style:font-name-complex="Open Sans" style:font-style-complex="italic" style:font-weight-complex="normal"/>
    </style:style>
    <style:style style:name="T1" style:family="text">
      <style:text-properties officeooo:rsid="000ed14e"/>
    </style:style>
    <style:style style:name="T2" style:family="text">
      <style:text-properties style:font-name="Linux Biolinum G" fo:font-style="italic" fo:font-weight="normal" style:font-style-asian="italic" style:font-weight-asian="normal" style:font-style-complex="italic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ustand <text:span text:style-name="T1">IN REACT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2">Table of Contents</text:p>
          </text:index-title>
          <text:p text:style-name="P3"><text:a xlink:type="simple" xlink:href="#__RefHeading___Toc1842_4207568931" office:name="1. ¿Qué es Zustand? (Explicación clara y actualizada a 2025)" text:style-name="Index_20_Link" text:visited-style-name="Index_20_Link">1. ¿Qué es Zustand? (Explicación clara y actualizada a 2025)<text:tab/>3</text:a></text:p>
          <text:p text:style-name="P4"><text:a xlink:type="simple" xlink:href="#__RefHeading___Toc1844_4207568931" office:name="Cómo funciona (concepto súper simple)" text:style-name="Index_20_Link" text:visited-style-name="Index_20_Link">Cómo funciona (concepto súper simple)<text:tab/>3</text:a></text:p>
        </text:index-body>
      </text:table-of-content>
      <text:p text:style-name="P1"/>
      <text:h text:style-name="P5" text:outline-level="1"><text:bookmark-start text:name="__RefHeading___Toc1842_4207568931"/><text:span text:style-name="T1">1. </text:span>¿Qué es Zustand? (Explicación clara y actualizada a 2025)<text:bookmark-end text:name="__RefHeading___Toc1842_4207568931"/></text:h>
      <text:p text:style-name="P1">Zustand es una librería de gestión de estado para React, creada por los autores de React Query (tanstack). Es la alternativa moderna, ligera y más popular a Redux en 2025, especialmente entre desarrolladores senior y empresas que buscan simplicidad y rendimiento.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Aspecto</text:p>
            </table:table-cell>
            <table:table-cell table:style-name="Table1.A1" office:value-type="string">
              <text:p text:style-name="Table_20_Heading">Redux (clásico)</text:p>
            </table:table-cell>
            <table:table-cell table:style-name="Table1.A1" office:value-type="string">
              <text:p text:style-name="Table_20_Heading">Zustand</text:p>
            </table:table-cell>
          </table:table-row>
        </table:table-header-rows>
        <table:table-row>
          <table:table-cell table:style-name="Table1.A1" office:value-type="string">
            <text:p text:style-name="Table_20_Contents">Tamaño</text:p>
          </table:table-cell>
          <table:table-cell table:style-name="Table1.A1" office:value-type="string">
            <text:p text:style-name="Table_20_Contents">~50-100 KB (con RTK)</text:p>
          </table:table-cell>
          <table:table-cell table:style-name="Table1.A1" office:value-type="string">
            <text:p text:style-name="Table_20_Contents">~1-2 KB</text:p>
          </table:table-cell>
        </table:table-row>
        <table:table-row>
          <table:table-cell table:style-name="Table1.A1" office:value-type="string">
            <text:p text:style-name="Table_20_Contents">Boilerplate</text:p>
          </table:table-cell>
          <table:table-cell table:style-name="Table1.A1" office:value-type="string">
            <text:p text:style-name="Table_20_Contents">Muchísimo (actions, reducers, thunks)</text:p>
          </table:table-cell>
          <table:table-cell table:style-name="Table1.A1" office:value-type="string">
            <text:p text:style-name="Table_20_Contents">Casi cero</text:p>
          </table:table-cell>
        </table:table-row>
        <table:table-row>
          <table:table-cell table:style-name="Table1.A1" office:value-type="string">
            <text:p text:style-name="Table_20_Contents">Curva de aprendizaje</text:p>
          </table:table-cell>
          <table:table-cell table:style-name="Table1.A1" office:value-type="string">
            <text:p text:style-name="Table_20_Contents">Alta</text:p>
          </table:table-cell>
          <table:table-cell table:style-name="Table1.A1" office:value-type="string">
            <text:p text:style-name="Table_20_Contents">Muy baja</text:p>
          </table:table-cell>
        </table:table-row>
        <table:table-row>
          <table:table-cell table:style-name="Table1.A1" office:value-type="string">
            <text:p text:style-name="Table_20_Contents">TypeScript</text:p>
          </table:table-cell>
          <table:table-cell table:style-name="Table1.A1" office:value-type="string">
            <text:p text:style-name="Table_20_Contents">Bueno, pero verboso</text:p>
          </table:table-cell>
          <table:table-cell table:style-name="Table1.A1" office:value-type="string">
            <text:p text:style-name="Table_20_Contents">Excelente soporte nativo</text:p>
          </table:table-cell>
        </table:table-row>
        <table:table-row>
          <table:table-cell table:style-name="Table1.A1" office:value-type="string">
            <text:p text:style-name="Table_20_Contents">Rendimiento</text:p>
          </table:table-cell>
          <table:table-cell table:style-name="Table1.A1" office:value-type="string">
            <text:p text:style-name="Table_20_Contents">Bueno</text:p>
          </table:table-cell>
          <table:table-cell table:style-name="Table1.A1" office:value-type="string">
            <text:p text:style-name="Table_20_Contents">Excelente (actualiza solo componentes que usan el dato)</text:p>
          </table:table-cell>
        </table:table-row>
        <table:table-row>
          <table:table-cell table:style-name="Table1.A1" office:value-type="string">
            <text:p text:style-name="Table_20_Contents">DevTools</text:p>
          </table:table-cell>
          <table:table-cell table:style-name="Table1.A1" office:value-type="string">
            <text:p text:style-name="Table_20_Contents">Excelentes</text:p>
          </table:table-cell>
          <table:table-cell table:style-name="Table1.A1" office:value-type="string">
            <text:p text:style-name="Table_20_Contents">Buenas (extension oficial)</text:p>
          </table:table-cell>
        </table:table-row>
      </table:table>
      <text:p text:style-name="P1"/>
      <text:h text:style-name="P6" text:outline-level="4"><text:bookmark-start text:name="__RefHeading___Toc1844_4207568931"/>Cómo funciona (concepto súper simple)<text:bookmark-end text:name="__RefHeading___Toc1844_4207568931"/></text:h>
      <text:p text:style-name="P7">Zustand crea un <text:span text:style-name="Strong_20_Emphasis">store global</text:span> fuera del componente (como Redux), pero con una API mínima:</text:p>
      <text:p text:style-name="P8">/<text:span text:style-name="T2">/ store/userStore.ts</text:span></text:p>
      <text:p text:style-name="P9">import { create } from 'zustand'</text:p>
      <text:p text:style-name="P9"/>
      <text:p text:style-name="P9">type UserStore = {</text:p>
      <text:p text:style-name="P9"><text:s text:c="2"/>user: { name: string; email: string } | null</text:p>
      <text:p text:style-name="P9"><text:s text:c="2"/>isLogged: boolean</text:p>
      <text:p text:style-name="P9"><text:s text:c="2"/>login: (user: any) =&gt; void</text:p>
      <text:p text:style-name="P9"><text:s text:c="2"/>logout: () =&gt; void</text:p>
      <text:p text:style-name="P9">}</text:p>
      <text:p text:style-name="P9"/>
      <text:p text:style-name="P9">export const useUserStore = create&lt;UserStore&gt;((set) =&gt; ({</text:p>
      <text:p text:style-name="P9"><text:s text:c="2"/>user: null,</text:p>
      <text:p text:style-name="P9"><text:s text:c="2"/>isLogged: false,</text:p>
      <text:p text:style-name="P9"><text:s text:c="2"/>login: (user) =&gt; set({ user, isLogged: true }),</text:p>
      <text:p text:style-name="P9"><text:s text:c="2"/>logout: () =&gt; set({ user: null, isLogged: false }),</text:p>
      <text:p text:style-name="P9"><text:soft-page-break/>}))</text:p>
      <text:p text:style-name="P9"/>
      <text:p text:style-name="P9">Y en cualquier componente lo usas así (¡sin Provider!):</text:p>
      <text:p text:style-name="P9"/>
      <text:p text:style-name="P9">function Profile() {</text:p>
      <text:p text:style-name="P9"><text:s text:c="2"/>const { user, isLogged, logout } = useUserStore()</text:p>
      <text:p text:style-name="P9"/>
      <text:p text:style-name="P9"><text:s text:c="2"/>if (!isLogged) return &lt;Login /&gt;</text:p>
      <text:p text:style-name="P9"/>
      <text:p text:style-name="P9"><text:s text:c="2"/>return (</text:p>
      <text:p text:style-name="P9"><text:s text:c="4"/>&lt;div&gt;</text:p>
      <text:p text:style-name="P9"><text:s text:c="6"/>&lt;h1&gt;Hola {user?.name}&lt;/h1&gt;</text:p>
      <text:p text:style-name="P9"><text:s text:c="6"/>&lt;button onClick={logout}&gt;Cerrar sesión&lt;/button&gt;</text:p>
      <text:p text:style-name="P9"><text:s text:c="4"/>&lt;/div&gt;</text:p>
      <text:p text:style-name="P9"><text:s text:c="2"/>)</text:p>
      <text:p text:style-name="P9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Open Sans" svg:font-family="'Open Sans'" style:font-family-generic="system" style:font-pitch="variable"/>
    <style:font-face style:name="Songti SC" svg:font-family="'Songti SC'" style:font-family-generic="system" style:font-pitch="variable"/>
  </office:font-face-decls>
  <office:styles>
    <draw:gradient draw:name="Gradient_20_16" draw:display-name="Gradient 16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Songti SC" style:font-family-asian="'Songti SC'" style:font-family-generic-asian="system" style:font-pitch-asian="variable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9T16:33:33.536202000</meta:creation-date>
    <dc:date>2025-11-29T16:42:52.021969000</dc:date>
    <meta:editing-duration>PT9M19S</meta:editing-duration>
    <meta:editing-cycles>1</meta:editing-cycles>
    <meta:document-statistic meta:table-count="1" meta:image-count="0" meta:object-count="0" meta:page-count="4" meta:paragraph-count="54" meta:word-count="238" meta:character-count="1556" meta:non-whitespace-character-count="1328"/>
    <meta:generator>LibreOffice/25.8.3.2$MacOSX_X86_64 LibreOffice_project/8ca8d55c161d602844f5428fa4b58097424e324e</meta:generator>
  </office:meta>
</office:document-meta>
</file>